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table:number-columns-repeated="244"/>
        </table:table-row>
        <table:table-row table:style-name="ro1">
          <table:table-cell>
            <draw:frame table:end-cell-address="表1.G37" table:end-x="0.708cm" table:end-y="0.054cm" draw:z-index="0" draw:style-name="gr1" svg:width="6.492cm" svg:height="6.954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6cm" table:end-y="0.054cm" draw:z-index="1" draw:style-name="gr1" svg:width="6.492cm" svg:height="6.954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1cm" table:end-y="0.054cm" draw:z-index="2" draw:style-name="gr1" svg:width="6.492cm" svg:height="6.954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cm" table:end-y="0.054cm" draw:z-index="3" draw:style-name="gr1" svg:width="6.492cm" svg:height="6.954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4cm" table:end-y="0.027cm" draw:z-index="4" draw:style-name="gr1" svg:width="6.498cm" svg:height="6.175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2cm" table:end-y="0.027cm" draw:z-index="5" draw:style-name="gr1" svg:width="6.498cm" svg:height="6.17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6cm" table:end-y="0.12cm" draw:z-index="6" draw:style-name="gr1" svg:width="6.497cm" svg:height="5.439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1020" table:default-cell-style-name="ce3"/>
        <table:table-row table:style-name="ro2">
          <table:table-cell office:value-type="string">
            <text:p>aobench</text:p>
          </table:table-cell>
          <table:table-cell office:value-type="float" office:value="1185">
            <text:p>1185</text:p>
          </table:table-cell>
          <table:table-cell office:value-type="float" office:value="1186">
            <text:p>1186</text:p>
          </table:table-cell>
          <table:table-cell office:value-type="float" office:value="1187">
            <text:p>1187</text:p>
          </table:table-cell>
          <table:table-cell table:number-columns-repeated="1020"/>
        </table:table-row>
        <table:table-row table:style-name="ro2">
          <table:table-cell office:value-type="string">
            <text:p>Mosh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2">
          <table:table-cell office:value-type="string">
            <text:p>Ypsilon</text:p>
          </table:table-cell>
          <table:table-cell table:number-columns-repeated="2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表2.I30" table:end-x="2.186cm" table:end-y="0.045cm" draw:z-index="0" draw:style-name="gr2" svg:width="14.877cm" svg:height="6.999cm" svg:x="0cm" svg:y="0.251cm">
              <draw:object draw:notify-on-update-of-ranges="表2.A1:表2.A1 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3">2009/02/13</text:date>, <text:time>15:5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taro</meta:initial-creator>
    <meta:creation-date>2008-12-17T22:53:08</meta:creation-date>
    <dc:date>2009-02-13T15:52:48</dc:date>
    <meta:editing-cycles>20</meta:editing-cycles>
    <meta:editing-duration>PT109H24M28S</meta:editing-duration>
    <meta:document-statistic meta:table-count="3" meta:cell-count="252" meta:object-count="8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3cm" svg:y="0.111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I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I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I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I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5cm" svg:y="0.113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L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L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L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L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3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L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L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L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L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4cm" svg:y="0.113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L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L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L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L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L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8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88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L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5cm" svg:y="0.092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3cm" svg:height="3.15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L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878cm" svg:height="7cm" chart:class="chart:line" chart:style-name="ch1">
        <chart:legend chart:legend-position="end" svg:x="13.069cm" svg:y="3.031cm" chart:style-name="ch2"/>
        <chart:plot-area chart:style-name="ch3" table:cell-range-address="表2.A1:表2.Z3" chart:data-source-has-labels="both" svg:x="0.393cm" svg:y="0.14cm" svg:width="12.38cm" svg:height="6.641cm">
          <chart:axis chart:dimension="x" chart:name="primary-x" chart:style-name="ch4">
            <chart:title svg:x="6.252cm" svg:y="6.357cm" chart:style-name="ch5">
              <text:p>aobench</text:p>
            </chart:title>
            <chart:categories table:cell-range-address="表2.B1:表2.Z1"/>
          </chart:axis>
          <chart:axis chart:dimension="y" chart:name="primary-y" chart:style-name="ch4">
            <chart:title svg:x="0.298cm" svg:y="3.564cm" chart:style-name="ch6">
              <text:p>msec</text:p>
            </chart:title>
            <chart:grid chart:style-name="ch7" chart:class="major"/>
          </chart:axis>
          <chart:series chart:style-name="ch8" chart:values-cell-range-address="表2.B2:表2.Z2" chart:label-cell-address="表2.A2:表2.A2" chart:class="chart:line">
            <chart:data-point chart:repeated="25"/>
          </chart:series>
          <chart:series chart:style-name="ch9" chart:values-cell-range-address="表2.B3:表2.Z3" chart:label-cell-address="表2.A3:表2.A3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2.B1:表2.Z1">1185</text:p>
              </table:table-cell>
              <table:table-cell office:value-type="string">
                <text:p>1186</text:p>
              </table:table-cell>
              <table:table-cell office:value-type="string">
                <text:p>118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2.A2:表2.A2">Mosh</text:p>
              </table:table-cell>
              <table:table-cell office:value-type="float" office:value="300">
                <text:p text:id="表2.B2:表2.Z2"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2.A3:表2.A3">Ypsilon</text:p>
              </table:table-cell>
              <table:table-cell office:value-type="float" office:value="200">
                <text:p text:id="表2.B3:表2.Z3">2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